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.setFetchint( String fetc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Object( String name , String cla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.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.setArchive( String arch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Object( String name , String classid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.Object( String name , String expr , String cond , String classid , String codebase , String codetype , String data , String t , String archive , String caching , String fetchaudio , String fetchint , String fetch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bject.setFetchaudio( String fetchaud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Caching( String cac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Codetype( String c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Fetchtimeout( String fetch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Classid( String cla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Exp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Cond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.setCodebase( String code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